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../sort.cpp"/>
        <text:p text:style-name="Preformatted_20_Text">#include&lt;iostream&gt;</text:p>
        <text:p text:style-name="Preformatted_20_Text">using namespace std;</text:p>
        <text:p text:style-name="Preformatted_20_Text">class sort</text:p>
        <text:p text:style-name="Preformatted_20_Text">{</text:p>
        <text:p text:style-name="Preformatted_20_Text">int a[30],n;</text:p>
        <text:p text:style-name="Preformatted_20_Text">public:</text:p>
        <text:p text:style-name="Preformatted_20_Text">void read()</text:p>
        <text:p text:style-name="Preformatted_20_Text">{</text:p>
        <text:p text:style-name="Preformatted_20_Text">cout&lt;&lt;"enter size\n";</text:p>
        <text:p text:style-name="Preformatted_20_Text">cin&gt;&gt;n;</text:p>
        <text:p text:style-name="Preformatted_20_Text">cout&lt;&lt;"enter elements\n";</text:p>
        <text:p text:style-name="Preformatted_20_Text">for(int i=0;i&lt;n;i++)</text:p>
        <text:p text:style-name="Preformatted_20_Text">cin&gt;&gt;a[i];</text:p>
        <text:p text:style-name="Preformatted_20_Text">}</text:p>
        <text:p text:style-name="Preformatted_20_Text">int u=n-1,l=0,i,j;</text:p>
        <text:p text:style-name="Preformatted_20_Text">void qs();</text:p>
        <text:p text:style-name="Preformatted_20_Text">void ms();</text:p>
        <text:p text:style-name="Preformatted_20_Text">void is();</text:p>
        <text:p text:style-name="Preformatted_20_Text">void display()</text:p>
        <text:p text:style-name="Preformatted_20_Text">{</text:p>
        <text:p text:style-name="Preformatted_20_Text">cout&lt;&lt;"\nelemnts after sorting\n";</text:p>
        <text:p text:style-name="Preformatted_20_Text">for(int i=0;i&lt;n;i++)</text:p>
        <text:p text:style-name="Preformatted_20_Text">cout&lt;&lt;a[i]&lt;&lt;" ";</text:p>
        <text:p text:style-name="Preformatted_20_Text">}</text:p>
        <text:p text:style-name="Preformatted_20_Text">void choice();</text:p>
        <text:p text:style-name="Preformatted_20_Text">};</text:p>
        <text:p text:style-name="Preformatted_20_Text">void sort::choice()</text:p>
        <text:p text:style-name="Preformatted_20_Text">{</text:p>
        <text:p text:style-name="Preformatted_20_Text">cout&lt;&lt;"\nmenu\n1.quick sort\n2.merge sort\n3.insertion sort\nenter choice";</text:p>
        <text:p text:style-name="Preformatted_20_Text">int ch;</text:p>
        <text:p text:style-name="Preformatted_20_Text">cin&gt;&gt;ch;</text:p>
        <text:p text:style-name="Preformatted_20_Text">switch (ch)</text:p>
        <text:p text:style-name="Preformatted_20_Text">{</text:p>
        <text:p text:style-name="Preformatted_20_Text">case 1: qs();</text:p>
        <text:p text:style-name="Preformatted_20_Text">break;</text:p>
        <text:p text:style-name="Preformatted_20_Text">case 2: ms();</text:p>
        <text:p text:style-name="Preformatted_20_Text">break;</text:p>
        <text:p text:style-name="Preformatted_20_Text">case 3: is();</text:p>
        <text:p text:style-name="Preformatted_20_Text">break;</text:p>
        <text:p text:style-name="Preformatted_20_Text">default: cout&lt;&lt;"enter the choice precisely\n";</text:p>
        <text:p text:style-name="Preformatted_20_Text"><text:s/>choice();</text:p>
        <text:p text:style-name="Preformatted_20_Text">}</text:p>
        <text:p text:style-name="Preformatted_20_Text">}</text:p>
        <text:p text:style-name="Preformatted_20_Text"/>
        <text:p text:style-name="Preformatted_20_Text"/>
        <text:p text:style-name="Preformatted_20_Text"><text:s/></text:p>
        <text:p text:style-name="Preformatted_20_Text">int partition(int a[],int l,int u)</text:p>
        <text:p text:style-name="Preformatted_20_Text">{</text:p>
        <text:p text:style-name="Preformatted_20_Text"><text:s text:c="4"/>int v,i,j,temp;</text:p>
        <text:p text:style-name="Preformatted_20_Text"><text:s text:c="4"/>v=a[l];</text:p>
        <text:p text:style-name="Preformatted_20_Text"><text:s text:c="4"/>i=l;</text:p>
        <text:p text:style-name="Preformatted_20_Text"><text:s text:c="4"/>j=u+1;</text:p>
        <text:p text:style-name="Preformatted_20_Text"><text:s text:c="4"/></text:p>
        <text:p text:style-name="Preformatted_20_Text"><text:s text:c="4"/>do</text:p>
        <text:p text:style-name="Preformatted_20_Text"><text:s text:c="4"/>{</text:p>
        <text:p text:style-name="Preformatted_20_Text"><text:s text:c="8"/>do</text:p>
        <text:p text:style-name="Preformatted_20_Text"><text:s text:c="12"/>i++;</text:p>
        <text:p text:style-name="Preformatted_20_Text"><text:s text:c="12"/></text:p>
        <text:p text:style-name="Preformatted_20_Text"><text:s text:c="8"/>while(a[i]&lt;v&amp;&amp;i&lt;=u);</text:p>
        <text:p text:style-name="Preformatted_20_Text"><text:s text:c="8"/></text:p>
        <text:p text:style-name="Preformatted_20_Text"><text:s text:c="8"/>do</text:p>
        <text:p text:style-name="Preformatted_20_Text"><text:s text:c="12"/>j--;</text:p>
        <text:p text:style-name="Preformatted_20_Text"><text:s text:c="8"/>while(v&lt;a[j]);</text:p>
        <text:p text:style-name="Preformatted_20_Text"><text:s text:c="8"/></text:p>
        <text:p text:style-name="Preformatted_20_Text"><text:soft-page-break/><text:s text:c="8"/>if(i&lt;j)</text:p>
        <text:p text:style-name="Preformatted_20_Text"><text:s text:c="8"/>{</text:p>
        <text:p text:style-name="Preformatted_20_Text"><text:s text:c="12"/>temp=a[i];</text:p>
        <text:p text:style-name="Preformatted_20_Text"><text:s text:c="12"/>a[i]=a[j];</text:p>
        <text:p text:style-name="Preformatted_20_Text"><text:s text:c="12"/>a[j]=temp;</text:p>
        <text:p text:style-name="Preformatted_20_Text"><text:s text:c="8"/>}</text:p>
        <text:p text:style-name="Preformatted_20_Text"><text:s text:c="4"/>}while(i&lt;j);</text:p>
        <text:p text:style-name="Preformatted_20_Text"><text:s text:c="4"/></text:p>
        <text:p text:style-name="Preformatted_20_Text"><text:s text:c="4"/>a[l]=a[j];</text:p>
        <text:p text:style-name="Preformatted_20_Text"><text:s text:c="4"/>a[j]=v;</text:p>
        <text:p text:style-name="Preformatted_20_Text"><text:s text:c="4"/></text:p>
        <text:p text:style-name="Preformatted_20_Text"><text:s text:c="4"/>return(j);</text:p>
        <text:p text:style-name="Preformatted_20_Text">}</text:p>
        <text:p text:style-name="Preformatted_20_Text"/>
        <text:p text:style-name="Preformatted_20_Text">void quick_sort(int a[],int l,int u)</text:p>
        <text:p text:style-name="Preformatted_20_Text">{</text:p>
        <text:p text:style-name="Preformatted_20_Text"><text:s text:c="4"/>int j;</text:p>
        <text:p text:style-name="Preformatted_20_Text"><text:s text:c="4"/>if(l&lt;u)</text:p>
        <text:p text:style-name="Preformatted_20_Text"><text:s text:c="4"/>{</text:p>
        <text:p text:style-name="Preformatted_20_Text"><text:s text:c="8"/>j=partition(a,l,u);</text:p>
        <text:p text:style-name="Preformatted_20_Text"><text:s text:c="8"/>quick_sort(a,l,j-1);</text:p>
        <text:p text:style-name="Preformatted_20_Text"><text:s text:c="8"/>quick_sort(a,j+1,u);</text:p>
        <text:p text:style-name="Preformatted_20_Text"><text:s text:c="4"/>}</text:p>
        <text:p text:style-name="Preformatted_20_Text">}</text:p>
        <text:p text:style-name="Preformatted_20_Text"/>
        <text:p text:style-name="Preformatted_20_Text">void sort::qs()</text:p>
        <text:p text:style-name="Preformatted_20_Text">{</text:p>
        <text:p text:style-name="Preformatted_20_Text"><text:s/>quick_sort(a,0,n-1);</text:p>
        <text:p text:style-name="Preformatted_20_Text">}</text:p>
        <text:p text:style-name="Preformatted_20_Text"/>
        <text:p text:style-name="Preformatted_20_Text"/>
        <text:p text:style-name="Preformatted_20_Text"/>
        <text:p text:style-name="Preformatted_20_Text">void sort::is()</text:p>
        <text:p text:style-name="Preformatted_20_Text">{</text:p>
        <text:p text:style-name="Preformatted_20_Text">int i,j,temp;</text:p>
        <text:p text:style-name="Preformatted_20_Text">for(i=1; i&lt;n; i++)</text:p>
        <text:p text:style-name="Preformatted_20_Text"><text:tab/>{</text:p>
        <text:p text:style-name="Preformatted_20_Text"><text:tab/><text:tab/>temp=a[i];</text:p>
        <text:p text:style-name="Preformatted_20_Text"><text:tab/><text:tab/>j=i-1;</text:p>
        <text:p text:style-name="Preformatted_20_Text"><text:tab/><text:tab/>while((temp&lt;a[j]) &amp;&amp; (j&gt;=0))</text:p>
        <text:p text:style-name="Preformatted_20_Text"><text:tab/><text:tab/>{</text:p>
        <text:p text:style-name="Preformatted_20_Text"><text:tab/><text:tab/><text:tab/>a[j+1]=a[j];</text:p>
        <text:p text:style-name="Preformatted_20_Text"><text:tab/><text:tab/><text:tab/>j=j-1;</text:p>
        <text:p text:style-name="Preformatted_20_Text"><text:tab/><text:tab/>}</text:p>
        <text:p text:style-name="Preformatted_20_Text"><text:tab/><text:tab/>a[j+1]=temp;</text:p>
        <text:p text:style-name="Preformatted_20_Text"><text:tab/>}</text:p>
        <text:p text:style-name="Preformatted_20_Text">}</text:p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>void merge(int arr[], int start, int middle, int end)</text:p>
        <text:p text:style-name="Preformatted_20_Text">{</text:p>
        <text:p text:style-name="Preformatted_20_Text"><text:s text:c="4"/>int i, j, k;</text:p>
        <text:p text:style-name="Preformatted_20_Text"><text:s text:c="4"/>int n1 = middle - start + 1;</text:p>
        <text:p text:style-name="Preformatted_20_Text"><text:s text:c="4"/>int n2 = <text:s/>end - middle;</text:p>
        <text:p text:style-name="Preformatted_20_Text"><text:s/></text:p>
        <text:p text:style-name="Preformatted_20_Text"><text:s text:c="4"/>int L[30], R[30];</text:p>
        <text:p text:style-name="Preformatted_20_Text"><text:s/></text:p>
        <text:p text:style-name="Preformatted_20_Text"><text:s text:c="4"/>for (i = 0; i &lt; n1; i++)</text:p>
        <text:p text:style-name="Preformatted_20_Text"><text:s text:c="4"/>L[i] = arr[start + i];</text:p>
        <text:p text:style-name="Preformatted_20_Text"><text:soft-page-break/><text:s text:c="4"/>for (j = 0; j &lt; n2; j++)</text:p>
        <text:p text:style-name="Preformatted_20_Text"><text:s text:c="4"/>R[j] = arr[middle + 1+ j];</text:p>
        <text:p text:style-name="Preformatted_20_Text"><text:s/></text:p>
        <text:p text:style-name="Preformatted_20_Text"><text:s text:c="4"/>i = 0;</text:p>
        <text:p text:style-name="Preformatted_20_Text"><text:s text:c="4"/>j = 0;</text:p>
        <text:p text:style-name="Preformatted_20_Text"><text:s text:c="4"/>k = start;</text:p>
        <text:p text:style-name="Preformatted_20_Text"><text:s text:c="4"/>while (i &lt; n1 &amp;&amp; j &lt; n2)</text:p>
        <text:p text:style-name="Preformatted_20_Text"><text:s text:c="4"/>{</text:p>
        <text:p text:style-name="Preformatted_20_Text"><text:s text:c="4"/>if (L[i] &lt;= R[j])</text:p>
        <text:p text:style-name="Preformatted_20_Text"><text:s text:c="4"/>{</text:p>
        <text:p text:style-name="Preformatted_20_Text"><text:s text:c="8"/>arr[k] = L[i];</text:p>
        <text:p text:style-name="Preformatted_20_Text"><text:s text:c="8"/>i++;</text:p>
        <text:p text:style-name="Preformatted_20_Text"><text:s text:c="4"/>}</text:p>
        <text:p text:style-name="Preformatted_20_Text"><text:s text:c="4"/>else</text:p>
        <text:p text:style-name="Preformatted_20_Text"><text:s text:c="4"/>{</text:p>
        <text:p text:style-name="Preformatted_20_Text"><text:s text:c="8"/>arr[k] = R[j];</text:p>
        <text:p text:style-name="Preformatted_20_Text"><text:s text:c="8"/>j++;</text:p>
        <text:p text:style-name="Preformatted_20_Text"><text:s text:c="4"/>}</text:p>
        <text:p text:style-name="Preformatted_20_Text"><text:s text:c="4"/>k++;</text:p>
        <text:p text:style-name="Preformatted_20_Text"><text:s text:c="4"/>}</text:p>
        <text:p text:style-name="Preformatted_20_Text"><text:s/></text:p>
        <text:p text:style-name="Preformatted_20_Text"><text:s text:c="4"/>while (i &lt; n1)</text:p>
        <text:p text:style-name="Preformatted_20_Text"><text:s text:c="4"/>{</text:p>
        <text:p text:style-name="Preformatted_20_Text"><text:s text:c="4"/>arr[k] = L[i];</text:p>
        <text:p text:style-name="Preformatted_20_Text"><text:s text:c="4"/>i++;</text:p>
        <text:p text:style-name="Preformatted_20_Text"><text:s text:c="4"/>k++;</text:p>
        <text:p text:style-name="Preformatted_20_Text"><text:s text:c="4"/>}</text:p>
        <text:p text:style-name="Preformatted_20_Text"><text:s/></text:p>
        <text:p text:style-name="Preformatted_20_Text"><text:s text:c="4"/>while (j &lt; n2)</text:p>
        <text:p text:style-name="Preformatted_20_Text"><text:s text:c="4"/>{</text:p>
        <text:p text:style-name="Preformatted_20_Text"><text:s text:c="4"/>arr[k] = R[j];</text:p>
        <text:p text:style-name="Preformatted_20_Text"><text:s text:c="4"/>j++;</text:p>
        <text:p text:style-name="Preformatted_20_Text"><text:s text:c="4"/>k++;</text:p>
        <text:p text:style-name="Preformatted_20_Text"><text:s text:c="4"/>}</text:p>
        <text:p text:style-name="Preformatted_20_Text">}</text:p>
        <text:p text:style-name="Preformatted_20_Text"><text:s/></text:p>
        <text:p text:style-name="Preformatted_20_Text">void mergeSort(int arr[], int start, int end)</text:p>
        <text:p text:style-name="Preformatted_20_Text">{</text:p>
        <text:p text:style-name="Preformatted_20_Text"><text:s text:c="4"/>if (start &lt; end)</text:p>
        <text:p text:style-name="Preformatted_20_Text"><text:s text:c="4"/>{</text:p>
        <text:p text:style-name="Preformatted_20_Text"><text:s text:c="4"/>int middle =start+(end-start)/2;</text:p>
        <text:p text:style-name="Preformatted_20_Text"><text:s/></text:p>
        <text:p text:style-name="Preformatted_20_Text"><text:s text:c="4"/>mergeSort(arr, start, middle);</text:p>
        <text:p text:style-name="Preformatted_20_Text"><text:s text:c="4"/>mergeSort(arr, middle+1, end);</text:p>
        <text:p text:style-name="Preformatted_20_Text"><text:s/></text:p>
        <text:p text:style-name="Preformatted_20_Text"><text:s text:c="4"/>merge(arr, start, middle, end);</text:p>
        <text:p text:style-name="Preformatted_20_Text"><text:s text:c="4"/>}</text:p>
        <text:p text:style-name="Preformatted_20_Text">}</text:p>
        <text:p text:style-name="Preformatted_20_Text">void sort::ms()</text:p>
        <text:p text:style-name="Preformatted_20_Text">{ mergeSort(a, 0, n-1);</text:p>
        <text:p text:style-name="Preformatted_20_Text"/>
        <text:p text:style-name="Preformatted_20_Text">}</text:p>
        <text:p text:style-name="Preformatted_20_Text"><text:s/></text:p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>int main()</text:p>
        <text:p text:style-name="Preformatted_20_Text">{</text:p>
        <text:p text:style-name="Preformatted_20_Text">sort s;</text:p>
        <text:p text:style-name="Preformatted_20_Text">s.read();</text:p>
        <text:p text:style-name="Preformatted_20_Text">s.choice();</text:p>
        <text:p text:style-name="Preformatted_20_Text">s.display();</text:p>
        <text:p text:style-name="Preformatted_20_Text">}</text:p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1:05:53.452091715</meta:creation-date>
    <dc:date>2018-01-29T11:06:44.338391448</dc:date>
    <meta:editing-duration>PT53S</meta:editing-duration>
    <meta:editing-cycles>1</meta:editing-cycles>
    <meta:document-statistic meta:table-count="0" meta:image-count="0" meta:object-count="0" meta:page-count="4" meta:paragraph-count="173" meta:word-count="312" meta:character-count="2178" meta:non-whitespace-character-count="1563"/>
    <meta:generator>LibreOffice/5.4.2.2$Linux_X86_64 LibreOffice_project/40m0$Build-2</meta:generator>
  </office:meta>
</office:document-meta>
</file>